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1.6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1.4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objectwithoutfill">
      <style:graphic-properties svg:stroke-color="#00cc33" draw:fill="none" draw:fill-color="#ff66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1.3cm" svg:x="6.5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2.2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6.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12.1cm" svg:y="1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7.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16.4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1.3cm" svg:x="21.3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7.8cm" svg:y="1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2.3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11.9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11.4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.3cm" svg:x="18.5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3cm" svg:x="16.2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8cm" svg:height="1.673cm" svg:x="1.9cm" svg:y="13cm">
          <draw:text-box>
            <text:p>U0:compnot1</text:p>
          </draw:text-box>
        </draw:frame>
        <draw:frame draw:style-name="gr5" draw:text-style-name="P2" draw:layer="layout" svg:width="4.8cm" svg:height="1.8cm" svg:x="6.1cm" svg:y="1.2cm">
          <draw:text-box>
            <text:p>U2:compxor2</text:p>
          </draw:text-box>
        </draw:frame>
        <draw:frame draw:style-name="gr4" draw:text-style-name="P2" draw:layer="layout" svg:width="4.8cm" svg:height="1.673cm" svg:x="1.9cm" svg:y="13.001cm">
          <draw:text-box>
            <text:p>U0:compnot1</text:p>
          </draw:text-box>
        </draw:frame>
        <draw:frame draw:style-name="gr4" draw:text-style-name="P4" draw:layer="layout" svg:width="4.8cm" svg:height="1.673cm" svg:x="2.1cm" svg:y="15.927cm">
          <draw:text-box>
            <text:p text:style-name="P3">U1:compnot1</text:p>
          </draw:text-box>
        </draw:frame>
        <draw:polyline draw:style-name="gr6" draw:text-style-name="P5" draw:layer="layout" svg:width="6.699cm" svg:height="3.399cm" svg:x="0cm" svg:y="2.3cm" svg:viewBox="0 0 6700 3400" draw:points="0,0 6600,0 0,0 0,300 0,500 0,800 6700,800 0,800 0,2000 6100,2000 6100,3400 6600,3400 6500,3400 6400,3400">
          <text:p/>
        </draw:polyline>
        <draw:frame draw:style-name="gr5" draw:text-style-name="P2" draw:layer="layout" svg:width="4.8cm" svg:height="1.8cm" svg:x="6.1cm" svg:y="1.2cm">
          <draw:text-box>
            <text:p>U2:compxor2</text:p>
          </draw:text-box>
        </draw:frame>
        <draw:frame draw:style-name="gr5" draw:text-style-name="P2" draw:layer="layout" svg:width="4.8cm" svg:height="1.8cm" svg:x="6.4cm" svg:y="4.1cm">
          <draw:text-box>
            <text:p>U3:compxor2</text:p>
          </draw:text-box>
        </draw:frame>
        <draw:polyline draw:style-name="gr6" draw:text-style-name="P5" draw:layer="layout" svg:width="11.699cm" svg:height="1.299cm" draw:transform="rotate (-1.5707963267949) translate (2.29999999999999cm 3.1cm)" svg:viewBox="0 0 11700 1300" draw:points="0,1300 11300,1300 11300,0 11300,1300 11300,100 11700,500 11300,100">
          <text:p/>
        </draw:polyline>
        <draw:polyline draw:style-name="gr6" draw:text-style-name="P5" draw:layer="layout" svg:width="14.899cm" svg:height="1.699cm" draw:transform="rotate (-1.5707963267949) translate (2.39999999999998cm 2.3cm)" svg:viewBox="0 0 14900 1700" draw:points="0,1700 14900,1700 14900,0">
          <text:p/>
        </draw:polyline>
        <draw:polyline draw:style-name="gr6" draw:text-style-name="P5" draw:layer="layout" svg:width="1.299cm" svg:height="1.199cm" svg:x="10.1cm" svg:y="2.9cm" svg:viewBox="0 0 1300 1200" draw:points="0,0 800,0 800,1200 1300,1200">
          <text:p/>
        </draw:polyline>
        <draw:polyline draw:style-name="gr6" draw:text-style-name="P5" draw:layer="layout" svg:width="1.299cm" svg:height="1.299cm" svg:x="10.2cm" svg:y="4.6cm" svg:viewBox="0 0 1300 1300" draw:points="0,1300 700,1300 700,0 1300,0">
          <text:p/>
        </draw:polyline>
        <draw:polyline draw:style-name="gr6" draw:text-style-name="P5" draw:layer="layout" svg:width="1.099cm" svg:height="0.199cm" svg:x="15.1cm" svg:y="4.1cm" svg:viewBox="0 0 1100 200" draw:points="0,200 1100,200 1100,0 1100,200">
          <text:p/>
        </draw:polyline>
        <draw:polyline draw:style-name="gr6" draw:text-style-name="P5" draw:layer="layout" svg:width="9.499cm" svg:height="4.699cm" draw:transform="rotate (-1.5707963267949) translate (8.19999999999999cm 2.29999999999999cm)" svg:viewBox="0 0 9500 4700" draw:points="0,4700 9500,4700 9500,0">
          <text:p/>
        </draw:polyline>
        <draw:polyline draw:style-name="gr6" draw:text-style-name="P5" draw:layer="layout" svg:width="8.399cm" svg:height="5.299cm" draw:transform="rotate (-1.5707963267949) translate (7.59999999999999cm 4.39999999999999cm)" svg:viewBox="0 0 8400 5300" draw:points="0,5300 8400,5300 8400,0">
          <text:p/>
        </draw:polyline>
        <draw:polyline draw:style-name="gr6" draw:text-style-name="P5" draw:layer="layout" svg:width="1.999cm" svg:height="1.499cm" svg:x="6cm" svg:y="14.5cm" svg:viewBox="0 0 2000 1500" draw:points="0,0 800,0 800,1500 2000,1500">
          <text:p/>
        </draw:polyline>
        <draw:polyline draw:style-name="gr6" draw:text-style-name="P5" draw:layer="layout" svg:width="2.099cm" svg:height="0.699cm" svg:x="6cm" svg:y="16.8cm" svg:viewBox="0 0 2100 700" draw:points="0,700 1000,700 1000,0 2100,0 2100,100">
          <text:p/>
        </draw:polyline>
        <draw:line draw:style-name="gr6" draw:text-style-name="P5" draw:layer="layout" svg:x1="11.3cm" svg:y1="12.4cm" svg:x2="11.9cm" svg:y2="12.4cm">
          <text:p/>
        </draw:line>
        <draw:polyline draw:style-name="gr6" draw:text-style-name="P5" draw:layer="layout" svg:width="0.699cm" svg:height="0.099cm" svg:x="11.4cm" svg:y="16.4cm" svg:viewBox="0 0 700 100" draw:points="0,100 700,100 700,0">
          <text:p/>
        </draw:polyline>
        <draw:polyline draw:style-name="gr6" draw:text-style-name="P5" draw:layer="layout" svg:width="0.799cm" svg:height="1.799cm" svg:x="15.7cm" svg:y="12.2cm" svg:viewBox="0 0 800 1800" draw:points="0,0 300,0 300,1800 800,1800">
          <text:p/>
        </draw:polyline>
        <draw:polyline draw:style-name="gr6" draw:text-style-name="P5" draw:layer="layout" svg:width="2.199cm" svg:height="2.499cm" svg:x="15.6cm" svg:y="14.3cm" svg:viewBox="0 0 2200 2500" draw:points="0,2500 700,2500 700,0 1600,0 2200,0">
          <text:p/>
        </draw:polyline>
        <draw:polyline draw:style-name="gr6" draw:text-style-name="P5" draw:layer="layout" svg:width="3.999cm" svg:height="4.699cm" svg:x="17.4cm" svg:y="4.3cm" svg:viewBox="0 0 4000 4700" draw:points="2500,0 4000,0 4000,2400 0,2400 0,4700 2200,4700">
          <text:p/>
        </draw:polyline>
        <draw:polyline draw:style-name="gr6" draw:text-style-name="P5" draw:layer="layout" svg:width="4.899cm" svg:height="4.499cm" svg:x="17.4cm" svg:y="9.6cm" svg:viewBox="0 0 4900 4500" draw:points="2700,4500 4900,4500 4900,2400 0,2400 0,200 2100,200 2100,0">
          <text:p/>
        </draw:polyline>
        <draw:polyline draw:style-name="gr6" draw:text-style-name="P5" draw:layer="layout" svg:width="5.499cm" svg:height="0cm" svg:x="20.4cm" svg:y="9.5cm" svg:viewBox="0 0 5500 0" draw:points="0,0 900,0 5500,0 53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9:28:13.325575573</meta:creation-date>
    <dc:date>2017-02-05T19:54:55.165855026</dc:date>
    <meta:editing-duration>PT6M10S</meta:editing-duration>
    <meta:editing-cycles>1</meta:editing-cycles>
    <meta:document-statistic meta:object-count="36"/>
    <meta:generator>LibreOffice/5.2.3.3$Linux_X86_64 LibreOffice_project/20$Build-3</meta:generator>
  </office:meta>
</office:document-meta>
</file>